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9-17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9-11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7-02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6-26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3-28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2-2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9-13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7-23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6-03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3-20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2-15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9-18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8-02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6-15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3-29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2-19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9-26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8-09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6-16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3-17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2-09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9-14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8-17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6-24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3-2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2-04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9-08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7-23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6-08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3-1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1-07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9-17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6-12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3-28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9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2-1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1-01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9-18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6-14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3-30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8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7-12-07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7-09-11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7-08-10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7-06-12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7-05-1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7-03-15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6-10-3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6-09-29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6-08-23 0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5</text:p>
          </table:table-cell>
          <table:table-cell office:value-type="string" calcext:value-type="string">
            <text:p>QBAA nr Barnesville; Barnesville WMA</text:p>
          </table:table-cell>
          <table:table-cell office:value-type="string" calcext:value-type="string">
            <text:p>2016-07-29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7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698" meta:object-count="0"/>
    <meta:user-defined meta:name="AppVersion">3.0</meta:user-defined>
  </office:meta>
</office:document-meta>
</file>